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RequestPostProcessor.postProcess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wardRequestPostProcessor.initServletPath( String conte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RequestPostProcessor.ForwardRequestPostProcessor( String forwarde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